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Calibri Light" style:font-name-asian="Calibri Light" style:font-name-complex="Calibri Light" fo:font-weight="bold" style:font-weight-asian="bold" fo:font-size="28pt" style:font-size-asian="28pt"/>
    </style:style>
    <style:style style:name="P3" style:parent-style-name="Normale" style:family="paragraph">
      <style:paragraph-properties fo:margin-top="0.1666in" fo:line-height="103%"/>
    </style:style>
    <style:style style:name="T4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5" style:parent-style-name="Normale" style:family="paragraph">
      <style:paragraph-properties fo:margin-bottom="0.1111in" fo:line-height="103%"/>
    </style:style>
    <style:style style:name="T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7" style:parent-style-name="Car.predefinitoparagrafo" style:family="text">
      <style:text-properties style:font-name-asian="Calibri" style:font-name-complex="Calibri"/>
    </style:style>
    <style:style style:name="T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9" style:parent-style-name="Car.predefinitoparagrafo" style:family="text">
      <style:text-properties style:font-name-asian="Calibri" style:font-name-complex="Calibri" fo:font-size="12pt" style:font-size-asian="12pt"/>
    </style:style>
    <style:style style:name="T10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11" style:parent-style-name="Car.predefinitoparagrafo" style:family="text">
      <style:text-properties style:font-name-asian="Calibri" style:font-name-complex="Calibri"/>
    </style:style>
    <style:style style:name="T1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3" style:parent-style-name="Car.predefinitoparagrafo" style:family="text">
      <style:text-properties style:font-name-asian="Calibri" style:font-name-complex="Calibri" fo:font-weight="bold" style:font-weight-asian="bold" fo:font-size="12pt" style:font-size-asian="12pt"/>
    </style:style>
    <style:style style:name="T1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5" style:parent-style-name="Car.predefinitoparagrafo" style:family="text">
      <style:text-properties style:font-name-asian="Calibri" style:font-name-complex="Calibri" fo:font-size="12pt" style:font-size-asian="12pt"/>
    </style:style>
    <style:style style:name="T16" style:parent-style-name="Car.predefinitoparagrafo" style:family="text">
      <style:text-properties style:font-name-asian="Calibri" style:font-name-complex="Calibri"/>
    </style:style>
    <style:style style:name="T1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8" style:parent-style-name="Car.predefinitoparagrafo" style:family="text">
      <style:text-properties style:font-name-asian="Calibri" style:font-name-complex="Calibri" fo:font-size="12pt" style:font-size-asian="12pt"/>
    </style:style>
    <style:style style:name="T1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0" style:parent-style-name="Car.predefinitoparagrafo" style:family="text">
      <style:text-properties style:font-name-asian="Calibri" style:font-name-complex="Calibri" fo:font-size="12pt" style:font-size-asian="12pt"/>
    </style:style>
    <style:style style:name="T21" style:parent-style-name="Car.predefinitoparagrafo" style:family="text">
      <style:text-properties style:font-name-asian="Calibri" style:font-name-complex="Calibri"/>
    </style:style>
    <style:style style:name="T2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3" style:parent-style-name="Car.predefinitoparagrafo" style:family="text">
      <style:text-properties style:font-name-asian="Calibri" style:font-name-complex="Calibri" fo:font-size="12pt" style:font-size-asian="12pt"/>
    </style:style>
    <style:style style:name="T2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5" style:parent-style-name="Car.predefinitoparagrafo" style:family="text">
      <style:text-properties style:font-name-asian="Calibri" style:font-name-complex="Calibri" fo:font-size="12pt" style:font-size-asian="12pt"/>
    </style:style>
    <style:style style:name="T26" style:parent-style-name="Car.predefinitoparagrafo" style:family="text">
      <style:text-properties style:font-name-asian="Calibri" style:font-name-complex="Calibri" fo:font-size="12pt" style:font-size-asian="12pt"/>
    </style:style>
    <style:style style:name="T27" style:parent-style-name="Car.predefinitoparagrafo" style:family="text">
      <style:text-properties style:font-name-asian="Calibri" style:font-name-complex="Calibri" fo:color="#4472C4" fo:font-size="12pt" style:font-size-asian="12pt"/>
    </style:style>
    <style:style style:name="T28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29" style:parent-style-name="Car.predefinitoparagrafo" style:family="text">
      <style:text-properties style:font-name-asian="Calibri" style:font-name-complex="Calibri"/>
    </style:style>
    <style:style style:name="T30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31" style:parent-style-name="Car.predefinitoparagrafo" style:family="text">
      <style:text-properties style:font-name-asian="Calibri" style:font-name-complex="Calibri" fo:font-size="12pt" style:font-size-asian="12pt"/>
    </style:style>
    <style:style style:name="T32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33" style:parent-style-name="Car.predefinitoparagrafo" style:family="text">
      <style:text-properties style:font-name-asian="Calibri" style:font-name-complex="Calibri" fo:font-size="12pt" style:font-size-asian="12pt"/>
    </style:style>
    <style:style style:name="T34" style:parent-style-name="Car.predefinitoparagrafo" style:family="text">
      <style:text-properties style:font-name-asian="Calibri" style:font-name-complex="Calibri"/>
    </style:style>
    <style:style style:name="T35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36" style:parent-style-name="Car.predefinitoparagrafo" style:family="text">
      <style:text-properties style:font-name-asian="Calibri" style:font-name-complex="Calibri" fo:font-size="12pt" style:font-size-asian="12pt"/>
    </style:style>
    <style:style style:name="T37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38" style:parent-style-name="Car.predefinitoparagrafo" style:family="text">
      <style:text-properties style:font-name-asian="Calibri" style:font-name-complex="Calibri" fo:font-size="12pt" style:font-size-asian="12pt"/>
    </style:style>
    <style:style style:name="T39" style:parent-style-name="Car.predefinitoparagrafo" style:family="text">
      <style:text-properties style:font-name-asian="Calibri" style:font-name-complex="Calibri"/>
    </style:style>
    <style:style style:name="T40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41" style:parent-style-name="Car.predefinitoparagrafo" style:family="text">
      <style:text-properties style:font-name-asian="Calibri" style:font-name-complex="Calibri" fo:font-size="12pt" style:font-size-asian="12pt"/>
    </style:style>
    <style:style style:name="T42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43" style:parent-style-name="Car.predefinitoparagrafo" style:family="text">
      <style:text-properties style:font-name-asian="Calibri" style:font-name-complex="Calibri" fo:font-size="12pt" style:font-size-asian="12pt"/>
    </style:style>
    <style:style style:name="T44" style:parent-style-name="Car.predefinitoparagrafo" style:family="text">
      <style:text-properties style:font-name-asian="Calibri" style:font-name-complex="Calibri" fo:font-size="12pt" style:font-size-asian="12pt"/>
    </style:style>
    <style:style style:name="T45" style:parent-style-name="Car.predefinitoparagrafo" style:family="text">
      <style:text-properties style:font-name-asian="Calibri" style:font-name-complex="Calibri"/>
    </style:style>
    <style:style style:name="T4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47" style:parent-style-name="Car.predefinitoparagrafo" style:family="text">
      <style:text-properties style:font-name-asian="Calibri" style:font-name-complex="Calibri"/>
    </style:style>
    <style:style style:name="T4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49" style:parent-style-name="Car.predefinitoparagrafo" style:family="text">
      <style:text-properties style:font-name-asian="Calibri" style:font-name-complex="Calibri"/>
    </style:style>
    <style:style style:name="T50" style:parent-style-name="Car.predefinitoparagrafo" style:family="text">
      <style:text-properties style:font-name-asian="Calibri" style:font-name-complex="Calibri" fo:font-size="12pt" style:font-size-asian="12pt"/>
    </style:style>
    <style:style style:name="T5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5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6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7" style:parent-style-name="Car.predefinitoparagrafo" style:family="text">
      <style:text-properties style:font-name-asian="Calibri" style:font-name-complex="Calibri" fo:font-weight="bold" style:font-weight-asian="bold" fo:font-size="14pt" style:font-size-asian="14pt" style:font-size-complex="14pt"/>
    </style:style>
    <style:style style:name="T5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9" style:parent-style-name="Car.predefinitoparagrafo" style:family="text">
      <style:text-properties style:font-name-asian="Calibri" style:font-name-complex="Calibri" style:font-weight-complex="bold" fo:color="#4472C4" fo:font-size="10pt" style:font-size-asian="10pt" style:font-size-complex="10pt"/>
    </style:style>
    <style:style style:name="T6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1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62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P63" style:parent-style-name="Normale" style:family="paragraph">
      <style:paragraph-properties fo:margin-top="0.1666in" fo:line-height="103%"/>
    </style:style>
    <style:style style:name="T64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65" style:parent-style-name="Normale" style:family="paragraph">
      <style:paragraph-properties fo:margin-bottom="0.1111in" fo:line-height="103%"/>
    </style:style>
    <style:style style:name="T6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67" style:parent-style-name="Car.predefinitoparagrafo" style:family="text">
      <style:text-properties style:font-name-asian="Calibri" style:font-name-complex="Calibri" fo:font-size="12pt" style:font-size-asian="12pt"/>
    </style:style>
    <style:style style:name="T6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69" style:parent-style-name="Car.predefinitoparagrafo" style:family="text">
      <style:text-properties style:font-name-asian="Calibri" style:font-name-complex="Calibri" fo:font-size="12pt" style:font-size-asian="12pt"/>
    </style:style>
    <style:style style:name="T70" style:parent-style-name="Car.predefinitoparagrafo" style:family="text">
      <style:text-properties style:font-name-asian="Calibri" style:font-name-complex="Calibri"/>
    </style:style>
    <style:style style:name="T7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72" style:parent-style-name="Car.predefinitoparagrafo" style:family="text">
      <style:text-properties style:font-name-asian="Calibri" style:font-name-complex="Calibri" fo:font-size="12pt" style:font-size-asian="12pt"/>
    </style:style>
    <style:style style:name="T7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74" style:parent-style-name="Car.predefinitoparagrafo" style:family="text">
      <style:text-properties style:font-name-asian="Calibri" style:font-name-complex="Calibri" fo:font-size="12pt" style:font-size-asian="12pt"/>
    </style:style>
    <style:style style:name="T75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76" style:parent-style-name="Car.predefinitoparagrafo" style:family="text">
      <style:text-properties style:font-name-asian="Calibri" style:font-name-complex="Calibri"/>
    </style:style>
    <style:style style:name="T7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78" style:parent-style-name="Car.predefinitoparagrafo" style:family="text">
      <style:text-properties style:font-name-asian="Calibri" style:font-name-complex="Calibri" fo:font-size="12pt" style:font-size-asian="12pt"/>
    </style:style>
    <style:style style:name="T7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80" style:parent-style-name="Car.predefinitoparagrafo" style:family="text">
      <style:text-properties style:font-name-asian="Calibri" style:font-name-complex="Calibri" fo:font-size="12pt" style:font-size-asian="12pt"/>
    </style:style>
    <style:style style:name="T81" style:parent-style-name="Car.predefinitoparagrafo" style:family="text">
      <style:text-properties style:font-name-asian="Calibri" style:font-name-complex="Calibri" fo:font-size="12pt" style:font-size-asian="12pt"/>
    </style:style>
    <style:style style:name="T82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83" style:parent-style-name="Car.predefinitoparagrafo" style:family="text">
      <style:text-properties style:font-name-asian="Calibri" style:font-name-complex="Calibri"/>
    </style:style>
    <style:style style:name="T84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85" style:parent-style-name="Car.predefinitoparagrafo" style:family="text">
      <style:text-properties style:font-name-asian="Calibri" style:font-name-complex="Calibri" fo:font-size="12pt" style:font-size-asian="12pt"/>
    </style:style>
    <style:style style:name="T86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87" style:parent-style-name="Car.predefinitoparagrafo" style:family="text">
      <style:text-properties style:font-name-asian="Calibri" style:font-name-complex="Calibri" fo:font-size="12pt" style:font-size-asian="12pt"/>
    </style:style>
    <style:style style:name="T88" style:parent-style-name="Car.predefinitoparagrafo" style:family="text">
      <style:text-properties style:font-name-asian="Calibri" style:font-name-complex="Calibri" fo:color="#FFFFFF" fo:font-size="12pt" style:font-size-asian="12pt"/>
    </style:style>
    <style:style style:name="T89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90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P91" style:parent-style-name="Normale" style:family="paragraph">
      <style:paragraph-properties fo:margin-top="0.1666in" fo:line-height="103%"/>
    </style:style>
    <style:style style:name="T92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93" style:parent-style-name="Normale" style:family="paragraph">
      <style:paragraph-properties fo:margin-bottom="0.1111in" fo:line-height="103%"/>
    </style:style>
    <style:style style:name="T94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95" style:parent-style-name="Car.predefinitoparagrafo" style:family="text">
      <style:text-properties style:font-name-asian="Calibri" style:font-name-complex="Calibri" fo:font-size="12pt" style:font-size-asian="12pt"/>
    </style:style>
    <style:style style:name="T96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97" style:parent-style-name="Car.predefinitoparagrafo" style:family="text">
      <style:text-properties style:font-name-asian="Calibri" style:font-name-complex="Calibri" fo:font-size="12pt" style:font-size-asian="12pt"/>
    </style:style>
    <style:style style:name="T98" style:parent-style-name="Car.predefinitoparagrafo" style:family="text">
      <style:text-properties style:font-name-asian="Calibri" style:font-name-complex="Calibri" fo:color="#4472C4" fo:font-size="12pt" style:font-size-asian="12pt"/>
    </style:style>
    <style:style style:name="T99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100" style:parent-style-name="Car.predefinitoparagrafo" style:family="text">
      <style:text-properties style:font-name-asian="Calibri" style:font-name-complex="Calibri" fo:color="#4472C4"/>
    </style:style>
    <style:style style:name="T10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02" style:parent-style-name="Car.predefinitoparagrafo" style:family="text">
      <style:text-properties style:font-name-asian="Calibri" style:font-name-complex="Calibri" fo:font-size="12pt" style:font-size-asian="12pt"/>
    </style:style>
    <style:style style:name="T10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04" style:parent-style-name="Car.predefinitoparagrafo" style:family="text">
      <style:text-properties style:font-name-asian="Calibri" style:font-name-complex="Calibri" fo:font-size="12pt" style:font-size-asian="12pt"/>
    </style:style>
    <style:style style:name="T105" style:parent-style-name="Car.predefinitoparagrafo" style:family="text">
      <style:text-properties style:font-name-asian="Calibri" style:font-name-complex="Calibri" fo:font-size="12pt" style:font-size-asian="12pt"/>
    </style:style>
    <style:style style:name="T106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107" style:parent-style-name="Car.predefinitoparagrafo" style:family="text">
      <style:text-properties style:font-name-asian="Calibri" style:font-name-complex="Calibri"/>
    </style:style>
    <style:style style:name="T108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09" style:parent-style-name="Car.predefinitoparagrafo" style:family="text">
      <style:text-properties style:font-name-asian="Calibri" style:font-name-complex="Calibri" fo:font-size="12pt" style:font-size-asian="12pt"/>
    </style:style>
    <style:style style:name="T110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11" style:parent-style-name="Car.predefinitoparagrafo" style:family="text">
      <style:text-properties style:font-name-asian="Calibri" style:font-name-complex="Calibri" fo:font-size="12pt" style:font-size-asian="12pt"/>
    </style:style>
    <style:style style:name="T112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113" style:parent-style-name="Car.predefinitoparagrafo" style:family="text">
      <style:text-properties style:font-name-asian="Calibri" style:font-name-complex="Calibri" fo:color="#4472C4"/>
    </style:style>
    <style:style style:name="T114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15" style:parent-style-name="Car.predefinitoparagrafo" style:family="text">
      <style:text-properties style:font-name-asian="Calibri" style:font-name-complex="Calibri" fo:font-size="12pt" style:font-size-asian="12pt"/>
    </style:style>
    <style:style style:name="T116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17" style:parent-style-name="Car.predefinitoparagrafo" style:family="text">
      <style:text-properties style:font-name-asian="Calibri" style:font-name-complex="Calibri" fo:font-size="12pt" style:font-size-asian="12pt"/>
    </style:style>
    <style:style style:name="T118" style:parent-style-name="Car.predefinitoparagrafo" style:family="text">
      <style:text-properties style:font-name-asian="Calibri" style:font-name-complex="Calibri" fo:font-size="12pt" style:font-size-asian="12pt"/>
    </style:style>
    <style:style style:name="T119" style:parent-style-name="Car.predefinitoparagrafo" style:family="text">
      <style:text-properties style:font-name-asian="Calibri" style:font-name-complex="Calibri"/>
    </style:style>
    <style:style style:name="T120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21" style:parent-style-name="Car.predefinitoparagrafo" style:family="text">
      <style:text-properties style:font-name-asian="Calibri" style:font-name-complex="Calibri" fo:font-size="12pt" style:font-size-asian="12pt"/>
    </style:style>
    <style:style style:name="T12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23" style:parent-style-name="Car.predefinitoparagrafo" style:family="text">
      <style:text-properties style:font-name-asian="Calibri" style:font-name-complex="Calibri" fo:font-size="12pt" style:font-size-asian="12pt"/>
    </style:style>
    <style:style style:name="T12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25" style:parent-style-name="Car.predefinitoparagrafo" style:family="text">
      <style:text-properties style:font-name-asian="Calibri" style:font-name-complex="Calibri" fo:font-size="12pt" style:font-size-asian="12pt"/>
    </style:style>
    <style:style style:name="P126" style:parent-style-name="Normale" style:family="paragraph">
      <style:paragraph-properties fo:margin-top="0.1666in" fo:line-height="103%"/>
    </style:style>
    <style:style style:name="T127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128" style:parent-style-name="Normale" style:family="paragraph">
      <style:paragraph-properties fo:margin-bottom="0.1111in" fo:line-height="103%"/>
    </style:style>
    <style:style style:name="T129" style:parent-style-name="Car.predefinitoparagrafo" style:family="text">
      <style:text-properties style:font-name-asian="Calibri" style:font-name-complex="Calibri" fo:font-size="12pt" style:font-size-asian="12pt"/>
    </style:style>
    <style:style style:name="T130" style:parent-style-name="Car.predefinitoparagrafo" style:family="text">
      <style:text-properties style:font-name-asian="Calibri" style:font-name-complex="Calibri"/>
    </style:style>
    <style:style style:name="T131" style:parent-style-name="Car.predefinitoparagrafo" style:family="text">
      <style:text-properties style:font-name-asian="Calibri" style:font-name-complex="Calibri" fo:color="#73919E" fo:font-size="14pt" style:font-size-asian="14pt"/>
    </style:style>
    <style:style style:name="T132" style:parent-style-name="Car.predefinitoparagrafo" style:family="text">
      <style:text-properties style:font-name-asian="Calibri" style:font-name-complex="Calibri" fo:font-size="14pt" style:font-size-asian="14pt"/>
    </style:style>
    <style:style style:name="T133" style:parent-style-name="Car.predefinitoparagrafo" style:family="text">
      <style:text-properties style:font-name-asian="Calibri" style:font-name-complex="Calibri" fo:color="#9FA76E" fo:font-size="14pt" style:font-size-asian="14pt"/>
    </style:style>
    <style:style style:name="T134" style:parent-style-name="Car.predefinitoparagrafo" style:family="text">
      <style:text-properties style:font-name-asian="Calibri" style:font-name-complex="Calibri" fo:font-size="14pt" style:font-size-asian="14pt"/>
    </style:style>
    <style:style style:name="T135" style:parent-style-name="Car.predefinitoparagrafo" style:family="text">
      <style:text-properties style:font-name-asian="Calibri" style:font-name-complex="Calibri" fo:color="#D3B172" fo:font-size="14pt" style:font-size-asian="14pt"/>
    </style:style>
    <style:style style:name="T136" style:parent-style-name="Car.predefinitoparagrafo" style:family="text">
      <style:text-properties style:font-name-asian="Calibri" style:font-name-complex="Calibri" fo:font-size="14pt" style:font-size-asian="14pt"/>
    </style:style>
    <style:style style:name="T137" style:parent-style-name="Car.predefinitoparagrafo" style:family="text">
      <style:text-properties style:font-name-asian="Calibri" style:font-name-complex="Calibri" fo:color="#AA7D4A" fo:font-size="14pt" style:font-size-asian="14pt"/>
    </style:style>
    <style:style style:name="T138" style:parent-style-name="Car.predefinitoparagrafo" style:family="text">
      <style:text-properties style:font-name-asian="Calibri" style:font-name-complex="Calibri" fo:font-size="12pt" style:font-size-asian="12pt"/>
    </style:style>
    <style:style style:name="P139" style:parent-style-name="Normale" style:family="paragraph">
      <style:paragraph-properties fo:margin-bottom="0.1111in" fo:line-height="103%"/>
    </style:style>
    <style:style style:name="T140" style:parent-style-name="Car.predefinitoparagrafo" style:family="text">
      <style:text-properties style:font-name-asian="Calibri" style:font-name-complex="Calibri"/>
    </style:style>
    <style:style style:name="T141" style:parent-style-name="Car.predefinitoparagrafo" style:family="text">
      <style:text-properties style:font-name-asian="Calibri" style:font-name-complex="Calibri"/>
    </style:style>
    <style:style style:name="P142" style:parent-style-name="Normale" style:family="paragraph">
      <style:paragraph-properties fo:margin-bottom="0.1111in" fo:line-height="103%"/>
    </style:style>
    <style:style style:name="T143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44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45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46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47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48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49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50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51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P152" style:parent-style-name="Normale" style:family="paragraph">
      <style:paragraph-properties fo:margin-top="0.1666in" fo:line-height="103%"/>
    </style:style>
    <style:style style:name="T153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154" style:parent-style-name="Normale" style:family="paragraph">
      <style:paragraph-properties fo:margin-bottom="0.1111in" fo:line-height="103%"/>
    </style:style>
    <style:style style:name="T155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56" style:parent-style-name="Car.predefinitoparagrafo" style:family="text">
      <style:text-properties style:font-name-asian="Calibri" style:font-name-complex="Calibri" fo:font-size="12pt" style:font-size-asian="12pt"/>
    </style:style>
    <style:style style:name="T157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58" style:parent-style-name="Car.predefinitoparagrafo" style:family="text">
      <style:text-properties style:font-name-asian="Calibri" style:font-name-complex="Calibri" fo:font-size="12pt" style:font-size-asian="12pt"/>
    </style:style>
    <style:style style:name="T159" style:parent-style-name="Car.predefinitoparagrafo" style:family="text">
      <style:text-properties style:font-name-asian="Calibri" style:font-name-complex="Calibri" fo:font-size="12pt" style:font-size-asian="12pt"/>
    </style:style>
    <style:style style:name="T160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61" style:parent-style-name="Car.predefinitoparagrafo" style:family="text">
      <style:text-properties style:font-name-asian="Calibri" style:font-name-complex="Calibri" fo:font-size="12pt" style:font-size-asian="12pt"/>
    </style:style>
    <style:style style:name="T162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63" style:parent-style-name="Car.predefinitoparagrafo" style:family="text">
      <style:text-properties style:font-name-asian="Calibri" style:font-name-complex="Calibri" fo:font-size="12pt" style:font-size-asian="12pt"/>
    </style:style>
    <style:style style:name="T164" style:parent-style-name="Car.predefinitoparagrafo" style:family="text">
      <style:text-properties style:font-name-asian="Calibri" style:font-name-complex="Calibri" fo:font-size="12pt" style:font-size-asian="12pt"/>
    </style:style>
    <style:style style:name="T165" style:parent-style-name="Car.predefinitoparagrafo" style:family="text">
      <style:text-properties style:font-name-asian="Calibri" style:font-name-complex="Calibri" fo:font-size="12pt" style:font-size-asian="12pt"/>
    </style:style>
    <style:style style:name="T16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67" style:parent-style-name="Car.predefinitoparagrafo" style:family="text">
      <style:text-properties style:font-name-asian="Calibri" style:font-name-complex="Calibri" fo:font-size="12pt" style:font-size-asian="12pt"/>
    </style:style>
    <style:style style:name="T16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69" style:parent-style-name="Car.predefinitoparagrafo" style:family="text">
      <style:text-properties style:font-name-asian="Calibri" style:font-name-complex="Calibri" fo:font-size="12pt" style:font-size-asian="12pt"/>
    </style:style>
    <style:style style:name="T170" style:parent-style-name="Car.predefinitoparagrafo" style:family="text">
      <style:text-properties style:font-name-asian="Calibri" style:font-name-complex="Calibri" fo:font-size="12pt" style:font-size-asian="12pt"/>
    </style:style>
    <style:style style:name="T17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72" style:parent-style-name="Car.predefinitoparagrafo" style:family="text">
      <style:text-properties style:font-name-asian="Calibri" style:font-name-complex="Calibri" fo:font-size="12pt" style:font-size-asian="12pt"/>
    </style:style>
    <style:style style:name="T17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74" style:parent-style-name="Car.predefinitoparagrafo" style:family="text">
      <style:text-properties style:font-name-asian="Calibri" style:font-name-complex="Calibri" fo:font-size="12pt" style:font-size-asian="12pt"/>
    </style:style>
    <style:style style:name="T175" style:parent-style-name="Car.predefinitoparagrafo" style:family="text">
      <style:text-properties style:font-name-asian="Calibri" style:font-name-complex="Calibri" fo:font-size="12pt" style:font-size-asian="12pt"/>
    </style:style>
    <style:style style:name="T17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77" style:parent-style-name="Car.predefinitoparagrafo" style:family="text">
      <style:text-properties style:font-name-asian="Calibri" style:font-name-complex="Calibri" fo:font-size="12pt" style:font-size-asian="12pt"/>
    </style:style>
    <style:style style:name="T17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79" style:parent-style-name="Car.predefinitoparagrafo" style:family="text">
      <style:text-properties style:font-name-asian="Calibri" style:font-name-complex="Calibri" fo:font-size="12pt" style:font-size-asian="12pt"/>
    </style:style>
    <style:style style:name="T180" style:parent-style-name="Car.predefinitoparagrafo" style:family="text">
      <style:text-properties style:font-name-asian="Calibri" style:font-name-complex="Calibri" fo:font-size="12pt" style:font-size-asian="12pt"/>
    </style:style>
    <style:style style:name="T18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82" style:parent-style-name="Car.predefinitoparagrafo" style:family="text">
      <style:text-properties style:font-name-asian="Calibri" style:font-name-complex="Calibri" fo:font-size="12pt" style:font-size-asian="12pt"/>
    </style:style>
    <style:style style:name="T18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84" style:parent-style-name="Car.predefinitoparagrafo" style:family="text">
      <style:text-properties style:font-name-asian="Calibri" style:font-name-complex="Calibri" fo:font-size="12pt" style:font-size-asian="12pt"/>
    </style:style>
    <style:style style:name="T185" style:parent-style-name="Car.predefinitoparagrafo" style:family="text">
      <style:text-properties style:font-name-asian="Calibri" style:font-name-complex="Calibri" fo:font-size="12pt" style:font-size-asian="12pt"/>
    </style:style>
    <style:style style:name="T186" style:parent-style-name="Car.predefinitoparagrafo" style:family="text">
      <style:text-properties style:font-name-asian="Calibri" style:font-name-complex="Calibri" fo:font-size="12pt" style:font-size-asian="12pt"/>
    </style:style>
    <style:style style:name="T18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88" style:parent-style-name="Car.predefinitoparagrafo" style:family="text">
      <style:text-properties style:font-name-asian="Calibri" style:font-name-complex="Calibri" fo:font-size="12pt" style:font-size-asian="12pt"/>
    </style:style>
    <style:style style:name="T18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90" style:parent-style-name="Car.predefinitoparagrafo" style:family="text">
      <style:text-properties style:font-name-asian="Calibri" style:font-name-complex="Calibri" fo:font-size="12pt" style:font-size-asian="12pt"/>
    </style:style>
    <style:style style:name="T191" style:parent-style-name="Car.predefinitoparagrafo" style:family="text">
      <style:text-properties style:font-name-asian="Calibri" style:font-name-complex="Calibri" fo:font-size="12pt" style:font-size-asian="12pt"/>
    </style:style>
    <style:style style:name="T192" style:parent-style-name="Car.predefinitoparagrafo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93" style:parent-style-name="Car.predefinitoparagrafo" style:family="text">
      <style:text-properties style:font-name-asian="Calibri" style:font-name-complex="Calibri" fo:font-size="12pt" style:font-size-asian="12pt"/>
    </style:style>
    <style:style style:name="T19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95" style:parent-style-name="Car.predefinitoparagrafo" style:family="text">
      <style:text-properties style:font-name-asian="Calibri" style:font-name-complex="Calibri" fo:font-size="12pt" style:font-size-asian="12pt"/>
    </style:style>
    <style:style style:name="T19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97" style:parent-style-name="Car.predefinitoparagrafo" style:family="text">
      <style:text-properties style:font-name-asian="Calibri" style:font-name-complex="Calibri" fo:font-size="12pt" style:font-size-asian="12pt"/>
    </style:style>
    <style:style style:name="T19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99" style:parent-style-name="Car.predefinitoparagrafo" style:family="text">
      <style:text-properties style:font-name-asian="Calibri" style:font-name-complex="Calibri" fo:font-size="12pt" style:font-size-asian="12pt"/>
    </style:style>
    <style:style style:name="T200" style:parent-style-name="Car.predefinitoparagrafo" style:family="text">
      <style:text-properties style:font-name-asian="Calibri" style:font-name-complex="Calibri" fo:font-size="12pt" style:font-size-asian="12pt"/>
    </style:style>
    <style:style style:name="T20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0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03" style:parent-style-name="Car.predefinitoparagrafo" style:family="text">
      <style:text-properties style:font-name-asian="Calibri" style:font-name-complex="Calibri" fo:font-size="12pt" style:font-size-asian="12pt"/>
    </style:style>
    <style:style style:name="T20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05" style:parent-style-name="Car.predefinitoparagrafo" style:family="text">
      <style:text-properties style:font-name-asian="Calibri" style:font-name-complex="Calibri" fo:font-size="12pt" style:font-size-asian="12pt"/>
    </style:style>
    <style:style style:name="T206" style:parent-style-name="Car.predefinitoparagrafo" style:family="text">
      <style:text-properties style:font-name-asian="Calibri" style:font-name-complex="Calibri" fo:font-size="12pt" style:font-size-asian="12pt"/>
    </style:style>
    <style:style style:name="T20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08" style:parent-style-name="Car.predefinitoparagrafo" style:family="text">
      <style:text-properties style:font-name-asian="Calibri" style:font-name-complex="Calibri" fo:font-size="12pt" style:font-size-asian="12pt"/>
    </style:style>
    <style:style style:name="T20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10" style:parent-style-name="Car.predefinitoparagrafo" style:family="text">
      <style:text-properties style:font-name-asian="Calibri" style:font-name-complex="Calibri" fo:font-size="12pt" style:font-size-asian="12pt"/>
    </style:style>
    <style:style style:name="T211" style:parent-style-name="Car.predefinitoparagrafo" style:family="text">
      <style:text-properties style:font-name-asian="Calibri" style:font-name-complex="Calibri" fo:font-size="12pt" style:font-size-asian="12pt"/>
    </style:style>
    <style:style style:name="T21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13" style:parent-style-name="Car.predefinitoparagrafo" style:family="text">
      <style:text-properties style:font-name-asian="Calibri" style:font-name-complex="Calibri" fo:font-size="12pt" style:font-size-asian="12pt"/>
    </style:style>
    <style:style style:name="T21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15" style:parent-style-name="Car.predefinitoparagrafo" style:family="text">
      <style:text-properties style:font-name-asian="Calibri" style:font-name-complex="Calibri" fo:font-size="12pt" style:font-size-asian="12pt"/>
    </style:style>
    <style:style style:name="T216" style:parent-style-name="Car.predefinitoparagrafo" style:family="text">
      <style:text-properties style:font-name-asian="Calibri" style:font-name-complex="Calibri" fo:font-size="12pt" style:font-size-asian="12pt"/>
    </style:style>
    <style:style style:name="T21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18" style:parent-style-name="Car.predefinitoparagrafo" style:family="text">
      <style:text-properties style:font-name-asian="Calibri" style:font-name-complex="Calibri" fo:font-size="12pt" style:font-size-asian="12pt"/>
    </style:style>
    <style:style style:name="T21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20" style:parent-style-name="Car.predefinitoparagrafo" style:family="text">
      <style:text-properties style:font-name-asian="Calibri" style:font-name-complex="Calibri" fo:font-size="12pt" style:font-size-asian="12pt"/>
    </style:style>
    <style:style style:name="T221" style:parent-style-name="Car.predefinitoparagrafo" style:family="text">
      <style:text-properties style:font-name-asian="Calibri" style:font-name-complex="Calibri" fo:font-size="12pt" style:font-size-asian="12pt"/>
    </style:style>
    <style:style style:name="T22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3" style:parent-style-name="Car.predefinitoparagrafo" style:family="text">
      <style:text-properties fo:font-size="12pt" style:font-size-asian="12pt" style:font-size-complex="12pt"/>
    </style:style>
    <style:style style:name="T22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25" style:parent-style-name="Car.predefinitoparagrafo" style:family="text">
      <style:text-properties fo:font-size="12pt" style:font-size-asian="12pt" style:font-size-complex="12pt"/>
    </style:style>
    <style:style style:name="T22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7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2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30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3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2" style:parent-style-name="Car.predefinitoparagrafo" style:family="text">
      <style:text-properties fo:font-size="12pt" style:font-size-asian="12pt" style:font-size-complex="12pt"/>
    </style:style>
    <style:style style:name="T23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34" style:parent-style-name="Car.predefinitoparagrafo" style:family="text">
      <style:text-properties style:font-name-asian="Calibri" style:font-name-complex="Calibri" fo:font-weight="bold" style:font-weight-asian="bold" fo:font-size="14pt" style:font-size-asian="14pt" style:font-size-complex="14pt"/>
    </style:style>
    <style:style style:name="T235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36" style:parent-style-name="Car.predefinitoparagrafo" style:family="text">
      <style:text-properties style:font-name-asian="Calibri" style:font-name-complex="Calibri" style:font-weight-complex="bold" fo:font-size="12pt" style:font-size-asian="12pt" fo:language="en" fo:country="US"/>
    </style:style>
    <style:style style:name="T237" style:parent-style-name="Car.predefinitoparagrafo" style:family="text">
      <style:text-properties style:font-name-asian="Calibri" style:font-name-complex="Calibri" style:font-weight-complex="bold" fo:font-style="italic" style:font-style-asian="italic" style:font-style-complex="italic" fo:font-size="12pt" style:font-size-asian="12pt" fo:language="en" fo:country="US"/>
    </style:style>
    <style:style style:name="T238" style:parent-style-name="Car.predefinitoparagrafo" style:family="text">
      <style:text-properties style:font-name-asian="Calibri" style:font-name-complex="Calibri" style:font-weight-complex="bold" fo:font-style="italic" style:font-style-asian="italic" style:font-style-complex="italic" fo:font-size="12pt" style:font-size-asian="12pt" fo:language="en" fo:country="US"/>
    </style:style>
    <style:style style:name="P239" style:parent-style-name="Titolo1" style:family="paragraph">
      <style:text-properties fo:language="en" fo:country="US"/>
    </style:style>
    <style:style style:name="T240" style:parent-style-name="Car.predefinitoparagrafo" style:family="text">
      <style:text-properties fo:font-size="12pt" style:font-size-asian="12pt" style:font-size-complex="12pt"/>
    </style:style>
    <style:style style:name="T241" style:parent-style-name="Car.predefinitoparagrafo" style:family="text">
      <style:text-properties fo:font-size="12pt" style:font-size-asian="12pt" style:font-size-complex="12pt"/>
    </style:style>
    <style:style style:name="T24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Car.predefinitoparagrafo" style:family="text">
      <style:text-properties fo:font-size="12pt" style:font-size-asian="12pt" style:font-size-complex="12pt"/>
    </style:style>
    <style:style style:name="T24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Car.predefinitoparagrafo" style:family="text">
      <style:text-properties fo:font-size="12pt" style:font-size-asian="12pt" style:font-size-complex="12pt"/>
    </style:style>
    <style:style style:name="T246" style:parent-style-name="Car.predefinitoparagrafo" style:family="text">
      <style:text-properties fo:font-size="12pt" style:font-size-asian="12pt" style:font-size-complex="12pt"/>
    </style:style>
    <style:style style:name="T247" style:parent-style-name="Car.predefinitoparagrafo" style:family="text">
      <style:text-properties fo:font-size="12pt" style:font-size-asian="12pt" style:font-size-complex="12pt"/>
    </style:style>
    <style:style style:name="T24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Car.predefinitoparagrafo" style:family="text">
      <style:text-properties fo:font-size="12pt" style:font-size-asian="12pt" style:font-size-complex="12pt"/>
    </style:style>
    <style:style style:name="P250" style:parent-style-name="Normal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CSS</text:span></text:p>
      <text:p text:style-name="P3"><text:span text:style-name="T4">SELETTORI</text:span></text:p>
      <text:p text:style-name="P5"><text:span text:style-name="T6">*</text:span><text:span text:style-name="T7"><text:s/></text:span><text:span text:style-name="T8">–<text:s/></text:span><text:span text:style-name="T9">selezione universale, si applica a tutti gli elementi.<text:s/></text:span><text:span text:style-name="T10">Usato tipicamente nel css reset, ignora l’ereditarietà.</text:span><text:span text:style-name="T11"><text:line-break/></text:span><text:span text:style-name="T12">p</text:span><text:span text:style-name="T13"><text:s/></text:span><text:span text:style-name="T14">– seleziona<text:s/></text:span><text:span text:style-name="T15">tutti gli elementi p.</text:span><text:span text:style-name="T16"><text:line-break/></text:span><text:span text:style-name="T17">.gray</text:span><text:span text:style-name="T18"><text:s/></text:span><text:span text:style-name="T19">–</text:span><text:span text:style-name="T20"><text:s/>seleziona tutti gli elementi con classe “gray”.</text:span><text:span text:style-name="T21"><text:line-break/></text:span><text:span text:style-name="T22">#second</text:span><text:span text:style-name="T23"><text:s/></text:span><text:span text:style-name="T24">–</text:span><text:span text:style-name="T25"><text:s/></text:span><text:span text:style-name="T26">seleziona l’elemento con id “second”.</text:span><text:span text:style-name="T27"><text:s/></text:span><text:span text:style-name="T28">Non è una pratica consigliata.</text:span><text:span text:style-name="T29"><text:line-break/></text:span><text:span text:style-name="T30">div .red</text:span><text:span text:style-name="T31"><text:s/></text:span><text:span text:style-name="T32">–<text:s/></text:span><text:span text:style-name="T33">seleziona tutte gli elementi con classe “red” dentro una div.</text:span><text:span text:style-name="T34"><text:line-break/></text:span><text:span text:style-name="T35">h1, h2</text:span><text:span text:style-name="T36"><text:s/></text:span><text:span text:style-name="T37">–</text:span><text:span text:style-name="T38"><text:s/>selezione multipla, stile applicato a tutti gli h1 e h2.</text:span><text:span text:style-name="T39"><text:line-break/></text:span><text:span text:style-name="T40">.gray.tall</text:span><text:span text:style-name="T41"><text:s/></text:span><text:span text:style-name="T42">–<text:s/></text:span><text:span text:style-name="T43">selezione di elementi con classi mu</text:span><text:span text:style-name="T44">ltiple, in questo caso elementi sia “gray” sia “tall”.</text:span><text:span text:style-name="T45"><text:line-break/></text:span><text:span text:style-name="T46">div &gt; p</text:span><text:span text:style-name="T47"><text:s/></text:span><text:span text:style-name="T48">–</text:span><text:span text:style-name="T49"><text:s/></text:span><text:span text:style-name="T50">selezione degli elementi p che hanno direttamente una div come nodo padre.</text:span></text:p>
      <text:h text:style-name="Titolo1" text:outline-level="1">PSEUDO-SELETTORI</text:h>
      <text:p text:style-name="Normale"><text:span text:style-name="T51">:active</text:span><text:s/><text:span text:style-name="T52">– lo stile si applica al link che sta venendo cliccato.</text:span></text:p>
      <text:p text:style-name="Normale"><text:span text:style-name="T53">:hover</text:span><text:s/><text:span text:style-name="T54">– lo stile si applica<text:s/></text:span><text:span text:style-name="T55">quando l’elemento è sorvolato dal cursore del mouse.</text:span><text:span text:style-name="T56"><text:line-break/></text:span><text:span text:style-name="T57">:nth-child(n)</text:span><text:span text:style-name="T58"><text:s/>– lo stile viene applicato solo all’n-esimo elemento in un gruppo consecutivo.<text:s/></text:span><text:span text:style-name="T59">Si possono usare anche i valori odd ed even.</text:span></text:p>
      <text:p text:style-name="Normale"><text:span text:style-name="T60">:visited<text:s/></text:span><text:span text:style-name="T61">– lo stile si applica ai link che sono stati cliccati al</text:span><text:span text:style-name="T62">meno una volta.</text:span></text:p>
      <text:p text:style-name="P63"><text:span text:style-name="T64">COLORI</text:span></text:p>
      <text:p text:style-name="P65"><text:span text:style-name="T66">blue</text:span><text:span text:style-name="T67"><text:s/></text:span><text:span text:style-name="T68">–</text:span><text:span text:style-name="T69"><text:s/>alcuni colori si possono accedere semplicemente scrivendo il loro nome.</text:span><text:span text:style-name="T70"><text:line-break/></text:span><text:span text:style-name="T71">rgb(255, 34, 21)</text:span><text:span text:style-name="T72"><text:s/></text:span><text:span text:style-name="T73">–</text:span><text:span text:style-name="T74"><text:s/>dichiarazione di un colore tramite funzione rgb (red, green, blue).<text:s/></text:span><text:span text:style-name="T75">I valori dei parametri vanno da 0 a 255.</text:span><text:span text:style-name="T76"><text:line-break/></text:span><text:span text:style-name="T77">rgba(255,34,21,0.8)</text:span><text:span text:style-name="T78"><text:s/></text:span><text:span text:style-name="T79">–</text:span><text:span text:style-name="T80"><text:s/>funz</text:span><text:span text:style-name="T81">ione rgb con l’aggiunta del quarto parametro alfa di trasparenza.<text:s/></text:span><text:span text:style-name="T82">0 &lt;= a &lt;= 1, con 1 che è colore totalmente visibile, 0 completamente trasparente.</text:span><text:span text:style-name="T83"><text:line-break/></text:span><text:span text:style-name="T84">#34c3ee</text:span><text:span text:style-name="T85"><text:s/></text:span><text:span text:style-name="T86">–</text:span><text:span text:style-name="T87"><text:s/>colore dichiarato con il suo codice esadecimale.</text:span><text:span text:style-name="T88"><text:s/></text:span><text:span text:style-name="T89">Si possono specificare valori anche con 3 cifre e</text:span><text:span text:style-name="T90">sadecimali, in tal caso una cifra rappresenta una coppia identica, ad esempio #f4c = #ff44cc, oppure #ff0 = #ffff00.</text:span></text:p>
      <text:p text:style-name="P91"><text:span text:style-name="T92">UNITA’</text:span></text:p>
      <text:p text:style-name="P93"><text:span text:style-name="T94">px</text:span><text:span text:style-name="T95"><text:s/></text:span><text:span text:style-name="T96">–</text:span><text:span text:style-name="T97"><text:s/>un semplice pixel, valore assoluto.</text:span><text:span text:style-name="T98"><text:s/></text:span><text:span text:style-name="T99">Non usare con font-size, altrimenti l’utente non può scegliere.</text:span><text:span text:style-name="T100"><text:line-break/></text:span><text:span text:style-name="T101">rem</text:span><text:span text:style-name="T102"><text:s/></text:span><text:span text:style-name="T103">–</text:span><text:span text:style-name="T104"><text:s/>1 rem è la<text:s/></text:span><text:span text:style-name="T105">grandezza di default del font impostata da browser, il riferimento è all’elemento root.<text:s/></text:span><text:span text:style-name="T106">Consigliato nella grandezza del font.</text:span><text:span text:style-name="T107"><text:line-break/></text:span><text:span text:style-name="T108">em</text:span><text:span text:style-name="T109"><text:s/></text:span><text:span text:style-name="T110">–</text:span><text:span text:style-name="T111"><text:s/>1 em è la grandezza impostata nel nodo padre.<text:s/></text:span><text:span text:style-name="T112">Usare rem è preferibile nei font.</text:span><text:span text:style-name="T113"><text:line-break/></text:span><text:span text:style-name="T114">ch</text:span><text:span text:style-name="T115"><text:s/></text:span><text:span text:style-name="T116">–</text:span><text:span text:style-name="T117"><text:s/>un p con font-size di 40ch può contenere</text:span><text:span text:style-name="T118">, prima di andare a capo, 40 caratteri.</text:span><text:span text:style-name="T119"><text:line-break/></text:span><text:span text:style-name="T120">vh</text:span><text:span text:style-name="T121"><text:s/>e<text:s/></text:span><text:span text:style-name="T122">vw</text:span><text:span text:style-name="T123"><text:s/></text:span><text:span text:style-name="T124">–</text:span><text:span text:style-name="T125"><text:s/>1vh corrisponde all’1% dell’altezza dello schermo, 1vw l’1% della larghezza.</text:span></text:p>
      <text:p text:style-name="P126"><text:span text:style-name="T127">BOX MODEL</text:span></text:p>
      <text:p text:style-name="P128"><text:span text:style-name="T129">Ogni elemento è formato da:</text:span><text:span text:style-name="T130"><text:s/></text:span><text:span text:style-name="T131">Content</text:span><text:span text:style-name="T132"><text:s/>–<text:s/></text:span><text:span text:style-name="T133">Padding</text:span><text:span text:style-name="T134"><text:s/>–<text:s/></text:span><text:span text:style-name="T135">Border</text:span><text:span text:style-name="T136"><text:s/>–<text:s/></text:span><text:span text:style-name="T137">Margin</text:span><text:span text:style-name="T138">.</text:span></text:p>
      <text:p text:style-name="P139"><text:span text:style-name="T140">È buona norma inserire un css reset prima di ogni altr</text:span><text:span text:style-name="T141">a regola css, perché alcuni elementi hanno un proprio margin o padding:</text:span></text:p>
      <text:p text:style-name="P142"><text:span text:style-name="T143">* {</text:span><text:span text:style-name="T144"><text:line-break/></text:span><text:span text:style-name="T145"><text:s text:c="5"/>margin: 0;</text:span><text:span text:style-name="T146"><text:line-break/></text:span><text:span text:style-name="T147"><text:s text:c="5"/>padding: 0;</text:span><text:span text:style-name="T148"><text:line-break/></text:span><text:span text:style-name="T149"><text:s text:c="5"/>box-sizing: content-box;</text:span><text:span text:style-name="T150"><text:line-break/></text:span><text:span text:style-name="T151">}</text:span></text:p>
      <text:p text:style-name="P152"><text:span text:style-name="T153">TIPOGRAFIA</text:span></text:p>
      <text:p text:style-name="P154"><text:span text:style-name="T155">color</text:span><text:span text:style-name="T156"><text:s/></text:span><text:span text:style-name="T157">–</text:span><text:span text:style-name="T158"><text:s/>setta il colore del testo.</text:span><text:span text:style-name="T159"><text:line-break/></text:span><text:span text:style-name="T160">font-family</text:span><text:span text:style-name="T161"><text:s/></text:span><text:span text:style-name="T162">–</text:span><text:span text:style-name="T163"><text:s/>setta il font del testo, con più valori, i<text:s/></text:span><text:span text:style-name="T164">successivi sono font fallback.</text:span><text:span text:style-name="T165"><text:line-break/></text:span><text:span text:style-name="T166">font-size</text:span><text:span text:style-name="T167"><text:s/></text:span><text:span text:style-name="T168">–</text:span><text:span text:style-name="T169"><text:s/>setta la grandezza del font, di default è 16px.</text:span><text:span text:style-name="T170"><text:line-break/></text:span><text:span text:style-name="T171">font-style</text:span><text:span text:style-name="T172"><text:s/></text:span><text:span text:style-name="T173">–</text:span><text:span text:style-name="T174"><text:s/>testo italico, obliquo ecc.</text:span><text:span text:style-name="T175"><text:line-break/></text:span><text:span text:style-name="T176">font-weight</text:span><text:span text:style-name="T177"><text:s/></text:span><text:span text:style-name="T178">–</text:span><text:span text:style-name="T179"><text:s/>setta la pesantezza del font.</text:span><text:span text:style-name="T180"><text:line-break/></text:span><text:span text:style-name="T181">letter-spacing</text:span><text:span text:style-name="T182"><text:s/></text:span><text:span text:style-name="T183">–</text:span><text:span text:style-name="T184"><text:s/>setta lo spazio tra le lettere del testo, es: letter-spacing: 0</text:span><text:span text:style-name="T185">.1rem;</text:span><text:span text:style-name="T186"><text:line-break/></text:span><text:span text:style-name="T187">line-height</text:span><text:span text:style-name="T188"><text:s/></text:span><text:span text:style-name="T189">–</text:span><text:span text:style-name="T190"><text:s/>il valore di default è 1.2, setta lo spazio tra le linee di testo.</text:span><text:span text:style-name="T191"><text:line-break/></text:span><text:span text:style-name="T192">opacity</text:span><text:span text:style-name="T193"><text:s/></text:span><text:span text:style-name="T194">– il valore va da 0 a 1, con 0 trasparente e 1 completamente visibile.</text:span><text:span text:style-name="T195"><text:line-break/></text:span><text:span text:style-name="T196">text-align</text:span><text:span text:style-name="T197"><text:s/></text:span><text:span text:style-name="T198">–</text:span><text:span text:style-name="T199"><text:s/>cambia l’allineamento del testo, a sinistra, giustificato, al centro ecc.</text:span><text:span text:style-name="T200"><text:line-break/></text:span><text:span text:style-name="T201">te</text:span><text:span text:style-name="T202">xt-decoration</text:span><text:span text:style-name="T203"><text:s/></text:span><text:span text:style-name="T204">–</text:span><text:span text:style-name="T205"><text:s/>rende il testo sottolineato, barrato ecc.</text:span><text:span text:style-name="T206"><text:line-break/></text:span><text:span text:style-name="T207">text-indent</text:span><text:span text:style-name="T208"><text:s/></text:span><text:span text:style-name="T209">–</text:span><text:span text:style-name="T210"><text:s/>indenta il testo (la prima riga) di un certo spazio, es: text-indent: 3px;</text:span><text:span text:style-name="T211"><text:line-break/></text:span><text:span text:style-name="T212">text-transform</text:span><text:span text:style-name="T213"><text:s/></text:span><text:span text:style-name="T214">–</text:span><text:span text:style-name="T215"><text:s/>rende il testo maiuscolo, minuscolo ecc.</text:span><text:span text:style-name="T216"><text:line-break/></text:span><text:span text:style-name="T217">word-spacing</text:span><text:span text:style-name="T218"><text:s/></text:span><text:span text:style-name="T219">–</text:span><text:span text:style-name="T220"><text:s/>setta lo spazio tra le parole del te</text:span><text:span text:style-name="T221">sto, es: word-spacing: 1rem;</text:span><text:line-break/><text:span text:style-name="T222">cursor</text:span><text:span text:style-name="T223"><text:s/></text:span><text:span text:style-name="T224">–</text:span><text:span text:style-name="T225"><text:s/>cambia il cursore del mouse quando passa sull’elemento.</text:span></text:p>
      <text:h text:style-name="Titolo1" text:outline-level="1">LISTE</text:h>
      <text:p text:style-name="Normale"><text:span text:style-name="T226">list-style-image</text:span><text:s/><text:span text:style-name="T227">– setta un’immagine al posto dei simboli in una lista.</text:span></text:p>
      <text:p text:style-name="Normale"><text:span text:style-name="T228">list-style-position</text:span><text:s/><text:span text:style-name="T229">– indica dove devono apparire i numeri o i pallini o<text:s/></text:span><text:span text:style-name="T230">qualsiasi altro simbolo.</text:span></text:p>
      <text:p text:style-name="Normale"><text:span text:style-name="T231">list-style-type</text:span><text:span text:style-name="T232"><text:s/></text:span><text:span text:style-name="T233">– setta il tipo di lista ordinata (ol), se numerata, a punti, alfabetica ecc.</text:span></text:p>
      <text:p text:style-name="Normale"><text:span text:style-name="T234">list-style</text:span><text:span text:style-name="T235"><text:s/>– riassume le tre precedenti.<text:s/></text:span><text:span text:style-name="T236">Es:<text:s/></text:span><text:span text:style-name="T237">list-style: square url(‘…’)<text:s/></text:span><text:span text:style-name="T238">inside.</text:span></text:p>
      <text:h text:style-name="P239" text:outline-level="1">DISPLAY</text:h>
      <text:p text:style-name="Normale"><text:span text:style-name="T240">Gli elementi html sono di d</text:span><text:span text:style-name="T241">efault o display<text:s/></text:span><text:span text:style-name="T242">block</text:span><text:span text:style-name="T243"><text:s/>o<text:s/></text:span><text:span text:style-name="T244">inline</text:span><text:span text:style-name="T245">. Se si dichiarano in sequenza elementi block, questi si disporranno in una colonna, uno sotto l’altro, occupando ciascuno tutto lo spazio orizzontale che hanno a disposizione, se inline<text:s/></text:span><text:span text:style-name="T246">si disporranno orizzontalmente uno a fianco all’altro.</text:span></text:p>
      <text:p text:style-name="Normale"><text:span text:style-name="T247">Non si possono applicare height, margin-top, margin bottom ad elementi inline, ma si può applicare il padding; tuttavia, questo non rispetterà i limiti in altezza della riga in cui si trovano, per far sì che questo accada, e perché siano applicabili anche i margini, è necessario dichiarare l’elemento con<text:s/></text:span><text:span text:style-name="T248">display: inline-block</text:span><text:span text:style-name="T249">.</text:span></text:p>
      <text:h text:style-name="Titolo1" text:outline-level="1">FLOATS</text:h>
      <text:p text:style-name="P2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Tagliati</dc:creator>
    <meta:creation-date>2022-10-17T20:42:00Z</meta:creation-date>
    <dc:date>2022-10-18T08:42:00Z</dc:date>
    <meta:template xlink:href="Normal.dotm" xlink:type="simple"/>
    <meta:editing-cycles>21</meta:editing-cycles>
    <meta:editing-duration>PT9420S</meta:editing-duration>
    <meta:document-statistic meta:page-count="1" meta:paragraph-count="8" meta:word-count="651" meta:character-count="4357" meta:row-count="30" meta:non-whitespace-character-count="3714"/>
  </office:meta>
</office:document-meta>
</file>